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ericResponseWrapper.GenericResponseWrapper( HttpServletResponse the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icResponseWrapper.getWr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ResponseWrapper.getConten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ResponseWrapper.get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ResponseWrapper.get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ResponseWrapper.setContentType( String th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icResponseWrapper.getOut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ResponseWrapper.setContentLength( int the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